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4cm"/>
    </style:style>
    <style:style style:name="co3" style:family="table-column">
      <style:table-column-properties fo:break-before="auto" style:column-width="1.73cm"/>
    </style:style>
    <style:style style:name="co4" style:family="table-column">
      <style:table-column-properties fo:break-before="auto" style:column-width="1.8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84"/>
    <style:style style:name="ce3" style:family="table-cell" style:parent-style-name="Default" style:data-style-name="N3"/>
    <style:style style:name="ce5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oland" table:style-name="ta1">
        <table:shapes>
          <draw:frame draw:z-index="0" draw:style-name="gr1" draw:text-style-name="P1" svg:width="21.064cm" svg:height="12.806cm" svg:x="9.671cm" svg:y="1.536cm">
            <draw:object draw:notify-on-update-of-ranges="Poland.A2:Poland.A60 Poland.C2:Poland.C60 Poland.A2:Poland.A60 Poland.D2:Poland.D6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observed</text:p>
          </table:table-cell>
          <table:table-cell office:value-type="string" calcext:value-type="string">
            <text:p>computed</text:p>
          </table:table-cell>
          <table:table-cell table:number-columns-repeated="12"/>
        </table:table-row>
        <table:table-row table:style-name="ro1">
          <table:table-cell office:value-type="date" office:date-value="2020-03-04" calcext:value-type="date">
            <text:p>2020-03-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/(1+EXP(-k*([.B2]-x0)))" office:value-type="float" office:value="11.833113417441" calcext:value-type="float">
            <text:p>12</text:p>
          </table:table-cell>
          <table:table-cell office:value-type="float" office:value="3840" calcext:value-type="float">
            <text:p>3840</text:p>
          </table:table-cell>
          <table:table-cell office:value-type="string" calcext:value-type="string">
            <text:p>L</text:p>
          </table:table-cell>
          <table:table-cell table:number-columns-repeated="9"/>
          <table:table-cell table:style-name="ce3"/>
        </table:table-row>
        <table:table-row table:style-name="ro1">
          <table:table-cell office:value-type="date" office:date-value="2020-03-05" calcext:value-type="date">
            <text:p>2020-03-0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L/(1+EXP(-k*([.B3]-x0)))" office:value-type="float" office:value="14.8385947512699" calcext:value-type="float">
            <text:p>15</text:p>
          </table:table-cell>
          <table:table-cell office:value-type="float" office:value="0.227115121833411" calcext:value-type="float">
            <text:p>0,227115121833411</text:p>
          </table:table-cell>
          <table:table-cell office:value-type="string" calcext:value-type="string">
            <text:p>k</text:p>
          </table:table-cell>
          <table:table-cell table:number-columns-repeated="9"/>
          <table:table-cell table:style-name="ce3"/>
        </table:table-row>
        <table:table-row table:style-name="ro1">
          <table:table-cell office:value-type="date" office:date-value="2020-03-06" calcext:value-type="date">
            <text:p>2020-03-0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L/(1+EXP(-k*([.B4]-x0)))" office:value-type="float" office:value="18.6037257646729" calcext:value-type="float">
            <text:p>19</text:p>
          </table:table-cell>
          <table:table-cell office:value-type="float" office:value="25.4463" calcext:value-type="float">
            <text:p>25,4463</text:p>
          </table:table-cell>
          <table:table-cell office:value-type="string" calcext:value-type="string">
            <text:p>x0</text:p>
          </table:table-cell>
          <table:table-cell table:number-columns-repeated="9"/>
          <table:table-cell table:style-name="ce3"/>
        </table:table-row>
        <table:table-row table:style-name="ro1">
          <table:table-cell office:value-type="date" office:date-value="2020-03-07" calcext:value-type="date">
            <text:p>2020-03-0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L/(1+EXP(-k*([.B5]-x0)))" office:value-type="float" office:value="23.3183936325754" calcext:value-type="float">
            <text:p>23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08" calcext:value-type="date">
            <text:p>2020-03-0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L/(1+EXP(-k*([.B6]-x0)))" office:value-type="float" office:value="29.2187452367277" calcext:value-type="float">
            <text:p>29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09" calcext:value-type="date">
            <text:p>2020-03-09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L/(1+EXP(-k*([.B7]-x0)))" office:value-type="float" office:value="36.5977715842145" calcext:value-type="float">
            <text:p>37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0" calcext:value-type="date">
            <text:p>2020-03-1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formula="of:=L/(1+EXP(-k*([.B8]-x0)))" office:value-type="float" office:value="45.8179229982692" calcext:value-type="float">
            <text:p>46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1" calcext:value-type="date">
            <text:p>2020-03-11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formula="of:=L/(1+EXP(-k*([.B9]-x0)))" office:value-type="float" office:value="57.3259153547835" calcext:value-type="float">
            <text:p>57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2" calcext:value-type="date">
            <text:p>2020-03-12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formula="of:=L/(1+EXP(-k*([.B10]-x0)))" office:value-type="float" office:value="71.6697476079678" calcext:value-type="float">
            <text:p>72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3" calcext:value-type="date">
            <text:p>2020-03-13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table:formula="of:=L/(1+EXP(-k*([.B11]-x0)))" office:value-type="float" office:value="89.5176934189064" calcext:value-type="float">
            <text:p>90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4" calcext:value-type="date">
            <text:p>2020-03-14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table:formula="of:=L/(1+EXP(-k*([.B12]-x0)))" office:value-type="float" office:value="111.67859729373" calcext:value-type="float">
            <text:p>112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5" calcext:value-type="date">
            <text:p>2020-03-15</text:p>
          </table:table-cell>
          <table:table-cell office:value-type="float" office:value="11" calcext:value-type="float">
            <text:p>11</text:p>
          </table:table-cell>
          <table:table-cell office:value-type="float" office:value="109" calcext:value-type="float">
            <text:p>109</text:p>
          </table:table-cell>
          <table:table-cell table:formula="of:=L/(1+EXP(-k*([.B13]-x0)))" office:value-type="float" office:value="139.122125663547" calcext:value-type="float">
            <text:p>139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6" calcext:value-type="date">
            <text:p>2020-03-16</text:p>
          </table:table-cell>
          <table:table-cell office:value-type="float" office:value="12" calcext:value-type="float">
            <text:p>12</text:p>
          </table:table-cell>
          <table:table-cell office:value-type="float" office:value="160" calcext:value-type="float">
            <text:p>160</text:p>
          </table:table-cell>
          <table:table-cell table:formula="of:=L/(1+EXP(-k*([.B14]-x0)))" office:value-type="float" office:value="172.996615103721" calcext:value-type="float">
            <text:p>173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7" calcext:value-type="date">
            <text:p>2020-03-17</text:p>
          </table:table-cell>
          <table:table-cell office:value-type="float" office:value="13" calcext:value-type="float">
            <text:p>13</text:p>
          </table:table-cell>
          <table:table-cell office:value-type="float" office:value="220" calcext:value-type="float">
            <text:p>220</text:p>
          </table:table-cell>
          <table:table-cell table:formula="of:=L/(1+EXP(-k*([.B15]-x0)))" office:value-type="float" office:value="214.640754988528" calcext:value-type="float">
            <text:p>215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float" office:value="14" calcext:value-type="float">
            <text:p>14</text:p>
          </table:table-cell>
          <table:table-cell office:value-type="float" office:value="269" calcext:value-type="float">
            <text:p>269</text:p>
          </table:table-cell>
          <table:table-cell table:formula="of:=L/(1+EXP(-k*([.B16]-x0)))" office:value-type="float" office:value="265.583528133886" calcext:value-type="float">
            <text:p>266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9" calcext:value-type="date">
            <text:p>2020-03-19</text:p>
          </table:table-cell>
          <table:table-cell office:value-type="float" office:value="15" calcext:value-type="float">
            <text:p>15</text:p>
          </table:table-cell>
          <table:table-cell office:value-type="float" office:value="337" calcext:value-type="float">
            <text:p>337</text:p>
          </table:table-cell>
          <table:table-cell table:formula="of:=L/(1+EXP(-k*([.B17]-x0)))" office:value-type="float" office:value="327.524733644388" calcext:value-type="float">
            <text:p>328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20" calcext:value-type="date">
            <text:p>2020-03-20</text:p>
          </table:table-cell>
          <table:table-cell office:value-type="float" office:value="16" calcext:value-type="float">
            <text:p>16</text:p>
          </table:table-cell>
          <table:table-cell office:value-type="float" office:value="407" calcext:value-type="float">
            <text:p>407</text:p>
          </table:table-cell>
          <table:table-cell table:formula="of:=L/(1+EXP(-k*([.B18]-x0)))" office:value-type="float" office:value="402.286410834721" calcext:value-type="float">
            <text:p>402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21" calcext:value-type="date">
            <text:p>2020-03-21</text:p>
          </table:table-cell>
          <table:table-cell office:value-type="float" office:value="17" calcext:value-type="float">
            <text:p>17</text:p>
          </table:table-cell>
          <table:table-cell office:value-type="float" office:value="518" calcext:value-type="float">
            <text:p>518</text:p>
          </table:table-cell>
          <table:table-cell table:formula="of:=L/(1+EXP(-k*([.B19]-x0)))" office:value-type="float" office:value="491.724355212241" calcext:value-type="float">
            <text:p>492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18" calcext:value-type="float">
            <text:p>18</text:p>
          </table:table-cell>
          <table:table-cell office:value-type="float" office:value="614" calcext:value-type="float">
            <text:p>614</text:p>
          </table:table-cell>
          <table:table-cell table:formula="of:=L/(1+EXP(-k*([.B20]-x0)))" office:value-type="float" office:value="597.589963497286" calcext:value-type="float">
            <text:p>598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728" calcext:value-type="float">
            <text:p>728</text:p>
          </table:table-cell>
          <table:table-cell table:formula="of:=L/(1+EXP(-k*([.B21]-x0)))" office:value-type="float" office:value="721.33759695438" calcext:value-type="float">
            <text:p>721</text:p>
          </table:table-cell>
          <table:table-cell table:style-name="ce5" table:formula="of:=[.D21]-[.D20]" office:value-type="float" office:value="123.747633457093" calcext:value-type="float">
            <text:p>123,75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office:value-type="float" office:value="20" calcext:value-type="float">
            <text:p>20</text:p>
          </table:table-cell>
          <table:table-cell office:value-type="float" office:value="890" calcext:value-type="float">
            <text:p>890</text:p>
          </table:table-cell>
          <table:table-cell table:formula="of:=L/(1+EXP(-k*([.B22]-x0)))" office:value-type="float" office:value="863.883186591086" calcext:value-type="float">
            <text:p>864</text:p>
          </table:table-cell>
          <table:table-cell table:style-name="ce5" table:formula="of:=[.D22]-[.D21]" office:value-type="float" office:value="142.545589636707" calcext:value-type="float">
            <text:p>142,55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21" calcext:value-type="float">
            <text:p>21</text:p>
          </table:table-cell>
          <table:table-cell office:value-type="float" office:value="1030" calcext:value-type="float">
            <text:p>1030</text:p>
          </table:table-cell>
          <table:table-cell table:formula="of:=L/(1+EXP(-k*([.B23]-x0)))" office:value-type="float" office:value="1025.33642383213" calcext:value-type="float">
            <text:p>1 025</text:p>
          </table:table-cell>
          <table:table-cell table:style-name="ce5" table:formula="of:=[.D23]-[.D22]" office:value-type="float" office:value="161.453237241044" calcext:value-type="float">
            <text:p>161,45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22" calcext:value-type="float">
            <text:p>22</text:p>
          </table:table-cell>
          <table:table-cell office:value-type="float" office:value="1198" calcext:value-type="float">
            <text:p>1198</text:p>
          </table:table-cell>
          <table:table-cell table:formula="of:=L/(1+EXP(-k*([.B24]-x0)))" office:value-type="float" office:value="1204.7492833846" calcext:value-type="float">
            <text:p>1 205</text:p>
          </table:table-cell>
          <table:table-cell table:style-name="ce5" table:formula="of:=[.D24]-[.D23]" office:value-type="float" office:value="179.412859552469" calcext:value-type="float">
            <text:p>179,41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office:value-type="float" office:value="1366" calcext:value-type="float">
            <text:p>1366</text:p>
          </table:table-cell>
          <table:table-cell table:formula="of:=L/(1+EXP(-k*([.B25]-x0)))" office:value-type="float" office:value="1399.94135931721" calcext:value-type="float">
            <text:p>1 400</text:p>
          </table:table-cell>
          <table:table-cell table:style-name="ce5" table:formula="of:=[.D25]-[.D24]" office:value-type="float" office:value="195.192075932606" calcext:value-type="float">
            <text:p>195,19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24" calcext:value-type="float">
            <text:p>24</text:p>
          </table:table-cell>
          <table:table-cell office:value-type="float" office:value="1613" calcext:value-type="float">
            <text:p>1613</text:p>
          </table:table-cell>
          <table:table-cell table:formula="of:=L/(1+EXP(-k*([.B26]-x0)))" office:value-type="float" office:value="1607.46752937314" calcext:value-type="float">
            <text:p>1 607</text:p>
          </table:table-cell>
          <table:table-cell table:style-name="ce5" table:formula="of:=[.D26]-[.D25]" office:value-type="float" office:value="207.526170055936" calcext:value-type="float">
            <text:p>207,53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25" calcext:value-type="float">
            <text:p>25</text:p>
          </table:table-cell>
          <table:table-cell office:value-type="float" office:value="1833" calcext:value-type="float">
            <text:p>1833</text:p>
          </table:table-cell>
          <table:table-cell table:formula="of:=L/(1+EXP(-k*([.B27]-x0)))" office:value-type="float" office:value="1822.77620701156" calcext:value-type="float">
            <text:p>1 823</text:p>
          </table:table-cell>
          <table:table-cell table:style-name="ce5" table:formula="of:=[.D27]-[.D26]" office:value-type="float" office:value="215.30867763842" calcext:value-type="float">
            <text:p>215,31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6" calcext:value-type="float">
            <text:p>26</text:p>
          </table:table-cell>
          <table:table-cell office:value-type="float" office:value="2017" calcext:value-type="float">
            <text:p>2017</text:p>
          </table:table-cell>
          <table:table-cell table:formula="of:=L/(1+EXP(-k*([.B28]-x0)))" office:value-type="float" office:value="2040.56465519387" calcext:value-type="float">
            <text:p>2 041</text:p>
          </table:table-cell>
          <table:table-cell table:style-name="ce5" table:formula="of:=[.D28]-[.D27]" office:value-type="float" office:value="217.788448182304" calcext:value-type="float">
            <text:p>217,79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27" calcext:value-type="float">
            <text:p>27</text:p>
          </table:table-cell>
          <table:table-cell office:value-type="float" office:value="2271" calcext:value-type="float">
            <text:p>2271</text:p>
          </table:table-cell>
          <table:table-cell table:formula="of:=L/(1+EXP(-k*([.B29]-x0)))" office:value-type="float" office:value="2255.28220265917" calcext:value-type="float">
            <text:p>2 255</text:p>
          </table:table-cell>
          <table:table-cell table:style-name="ce5" table:formula="of:=[.D29]-[.D28]" office:value-type="float" office:value="214.717547465304" calcext:value-type="float">
            <text:p>214,72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28" calcext:value-type="float">
            <text:p>28</text:p>
          </table:table-cell>
          <table:table-cell office:value-type="float" office:value="2455" calcext:value-type="float">
            <text:p>2455</text:p>
          </table:table-cell>
          <table:table-cell table:formula="of:=L/(1+EXP(-k*([.B30]-x0)))" office:value-type="float" office:value="2461.68460277468" calcext:value-type="float">
            <text:p>2 462</text:p>
          </table:table-cell>
          <table:table-cell table:style-name="ce5" table:formula="of:=[.D30]-[.D29]" office:value-type="float" office:value="206.402400115507" calcext:value-type="float">
            <text:p>206,40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29" calcext:value-type="float">
            <text:p>29</text:p>
          </table:table-cell>
          <table:table-cell/>
          <table:table-cell table:formula="of:=L/(1+EXP(-k*([.B31]-x0)))" office:value-type="float" office:value="2655.32534903968" calcext:value-type="float">
            <text:p>2 655</text:p>
          </table:table-cell>
          <table:table-cell table:style-name="ce5" table:formula="of:=[.D31]-[.D30]" office:value-type="float" office:value="193.640746264998" calcext:value-type="float">
            <text:p>193,64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3" calcext:value-type="date">
            <text:p>2020-04-03</text:p>
          </table:table-cell>
          <table:table-cell office:value-type="float" office:value="30" calcext:value-type="float">
            <text:p>30</text:p>
          </table:table-cell>
          <table:table-cell/>
          <table:table-cell table:formula="of:=L/(1+EXP(-k*([.B32]-x0)))" office:value-type="float" office:value="2832.89117495749" calcext:value-type="float">
            <text:p>2 833</text:p>
          </table:table-cell>
          <table:table-cell table:style-name="ce5" table:formula="of:=[.D32]-[.D31]" office:value-type="float" office:value="177.565825917812" calcext:value-type="float">
            <text:p>177,57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4" calcext:value-type="date">
            <text:p>2020-04-04</text:p>
          </table:table-cell>
          <table:table-cell office:value-type="float" office:value="31" calcext:value-type="float">
            <text:p>31</text:p>
          </table:table-cell>
          <table:table-cell/>
          <table:table-cell table:formula="of:=L/(1+EXP(-k*([.B33]-x0)))" office:value-type="float" office:value="2992.33860963492" calcext:value-type="float">
            <text:p>2 992</text:p>
          </table:table-cell>
          <table:table-cell table:style-name="ce5" table:formula="of:=[.D33]-[.D32]" office:value-type="float" office:value="159.447434677428" calcext:value-type="float">
            <text:p>159,45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" calcext:value-type="float">
            <text:p>32</text:p>
          </table:table-cell>
          <table:table-cell/>
          <table:table-cell table:formula="of:=L/(1+EXP(-k*([.B34]-x0)))" office:value-type="float" office:value="3132.84352055501" calcext:value-type="float">
            <text:p>3 133</text:p>
          </table:table-cell>
          <table:table-cell table:style-name="ce5" table:formula="of:=[.D34]-[.D33]" office:value-type="float" office:value="140.50491092009" calcext:value-type="float">
            <text:p>140,50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3" calcext:value-type="float">
            <text:p>33</text:p>
          </table:table-cell>
          <table:table-cell/>
          <table:table-cell table:formula="of:=L/(1+EXP(-k*([.B35]-x0)))" office:value-type="float" office:value="3254.61498915426" calcext:value-type="float">
            <text:p>3 255</text:p>
          </table:table-cell>
          <table:table-cell table:style-name="ce5" table:formula="of:=[.D35]-[.D34]" office:value-type="float" office:value="121.771468599251" calcext:value-type="float">
            <text:p>121,77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34" calcext:value-type="float">
            <text:p>34</text:p>
          </table:table-cell>
          <table:table-cell/>
          <table:table-cell table:formula="of:=L/(1+EXP(-k*([.B36]-x0)))" office:value-type="float" office:value="3358.63942717077" calcext:value-type="float">
            <text:p>3 359</text:p>
          </table:table-cell>
          <table:table-cell table:style-name="ce5" table:formula="of:=[.D36]-[.D35]" office:value-type="float" office:value="104.024438016511" calcext:value-type="float">
            <text:p>104,02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5" calcext:value-type="float">
            <text:p>35</text:p>
          </table:table-cell>
          <table:table-cell/>
          <table:table-cell table:formula="of:=L/(1+EXP(-k*([.B37]-x0)))" office:value-type="float" office:value="3446.41392431234" calcext:value-type="float">
            <text:p>3 446</text:p>
          </table:table-cell>
          <table:table-cell table:style-name="ce5" table:formula="of:=[.D37]-[.D36]" office:value-type="float" office:value="87.7744971415696" calcext:value-type="float">
            <text:p>87,77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36" calcext:value-type="float">
            <text:p>36</text:p>
          </table:table-cell>
          <table:table-cell/>
          <table:table-cell table:formula="of:=L/(1+EXP(-k*([.B38]-x0)))" office:value-type="float" office:value="3519.7093593765" calcext:value-type="float">
            <text:p>3 520</text:p>
          </table:table-cell>
          <table:table-cell table:style-name="ce5" table:formula="of:=[.D38]-[.D37]" office:value-type="float" office:value="73.2954350641667" calcext:value-type="float">
            <text:p>73,30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37" calcext:value-type="float">
            <text:p>37</text:p>
          </table:table-cell>
          <table:table-cell/>
          <table:table-cell table:formula="of:=L/(1+EXP(-k*([.B39]-x0)))" office:value-type="float" office:value="3580.38357956561" calcext:value-type="float">
            <text:p>3 580</text:p>
          </table:table-cell>
          <table:table-cell table:style-name="ce5" table:formula="of:=[.D39]-[.D38]" office:value-type="float" office:value="60.6742201891043" calcext:value-type="float">
            <text:p>60,67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8" calcext:value-type="float">
            <text:p>38</text:p>
          </table:table-cell>
          <table:table-cell/>
          <table:table-cell table:formula="of:=L/(1+EXP(-k*([.B40]-x0)))" office:value-type="float" office:value="3630.24894010113" calcext:value-type="float">
            <text:p>3 630</text:p>
          </table:table-cell>
          <table:table-cell table:style-name="ce5" table:formula="of:=[.D40]-[.D39]" office:value-type="float" office:value="49.8653605355257" calcext:value-type="float">
            <text:p>49,87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39" calcext:value-type="float">
            <text:p>39</text:p>
          </table:table-cell>
          <table:table-cell/>
          <table:table-cell table:formula="of:=L/(1+EXP(-k*([.B41]-x0)))" office:value-type="float" office:value="3670.98861890266" calcext:value-type="float">
            <text:p>3 671</text:p>
          </table:table-cell>
          <table:table-cell table:style-name="ce5" table:formula="of:=[.D41]-[.D40]" office:value-type="float" office:value="40.739678801523" calcext:value-type="float">
            <text:p>40,74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40" calcext:value-type="float">
            <text:p>40</text:p>
          </table:table-cell>
          <table:table-cell/>
          <table:table-cell table:formula="of:=L/(1+EXP(-k*([.B42]-x0)))" office:value-type="float" office:value="3704.11167659755" calcext:value-type="float">
            <text:p>3 704</text:p>
          </table:table-cell>
          <table:table-cell table:style-name="ce5" table:formula="of:=[.D42]-[.D41]" office:value-type="float" office:value="33.123057694891" calcext:value-type="float">
            <text:p>33,12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41" calcext:value-type="float">
            <text:p>41</text:p>
          </table:table-cell>
          <table:table-cell/>
          <table:table-cell table:formula="of:=L/(1+EXP(-k*([.B43]-x0)))" office:value-type="float" office:value="3730.93609715503" calcext:value-type="float">
            <text:p>3 731</text:p>
          </table:table-cell>
          <table:table-cell table:style-name="ce5" table:formula="of:=[.D43]-[.D42]" office:value-type="float" office:value="26.824420557477" calcext:value-type="float">
            <text:p>26,82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2" calcext:value-type="float">
            <text:p>42</text:p>
          </table:table-cell>
          <table:table-cell/>
          <table:table-cell table:formula="of:=L/(1+EXP(-k*([.B44]-x0)))" office:value-type="float" office:value="3752.59031927102" calcext:value-type="float">
            <text:p>3 753</text:p>
          </table:table-cell>
          <table:table-cell table:style-name="ce5" table:formula="of:=[.D44]-[.D43]" office:value-type="float" office:value="21.654222115998" calcext:value-type="float">
            <text:p>21,65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43" calcext:value-type="float">
            <text:p>43</text:p>
          </table:table-cell>
          <table:table-cell/>
          <table:table-cell table:formula="of:=L/(1+EXP(-k*([.B45]-x0)))" office:value-type="float" office:value="3770.02581325129" calcext:value-type="float">
            <text:p>3 770</text:p>
          </table:table-cell>
          <table:table-cell table:style-name="ce5" table:formula="of:=[.D45]-[.D44]" office:value-type="float" office:value="17.4354939802643" calcext:value-type="float">
            <text:p>17,44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44" calcext:value-type="float">
            <text:p>44</text:p>
          </table:table-cell>
          <table:table-cell/>
          <table:table-cell table:formula="of:=L/(1+EXP(-k*([.B46]-x0)))" office:value-type="float" office:value="3784.03533926134" calcext:value-type="float">
            <text:p>3 784</text:p>
          </table:table-cell>
          <table:table-cell table:style-name="ce5" table:formula="of:=[.D46]-[.D45]" office:value-type="float" office:value="14.0095260100534" calcext:value-type="float">
            <text:p>14,01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45" calcext:value-type="float">
            <text:p>45</text:p>
          </table:table-cell>
          <table:table-cell/>
          <table:table-cell table:formula="of:=L/(1+EXP(-k*([.B47]-x0)))" office:value-type="float" office:value="3795.27329529124" calcext:value-type="float">
            <text:p>3 795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46" calcext:value-type="float">
            <text:p>46</text:p>
          </table:table-cell>
          <table:table-cell/>
          <table:table-cell table:formula="of:=L/(1+EXP(-k*([.B48]-x0)))" office:value-type="float" office:value="3804.27592338444" calcext:value-type="float">
            <text:p>3 804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47" calcext:value-type="float">
            <text:p>47</text:p>
          </table:table-cell>
          <table:table-cell/>
          <table:table-cell table:formula="of:=L/(1+EXP(-k*([.B49]-x0)))" office:value-type="float" office:value="3811.48011189834" calcext:value-type="float">
            <text:p>3 811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48" calcext:value-type="float">
            <text:p>48</text:p>
          </table:table-cell>
          <table:table-cell/>
          <table:table-cell table:formula="of:=L/(1+EXP(-k*([.B50]-x0)))" office:value-type="float" office:value="3817.24018111726" calcext:value-type="float">
            <text:p>3 817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49" calcext:value-type="float">
            <text:p>49</text:p>
          </table:table-cell>
          <table:table-cell/>
          <table:table-cell table:formula="of:=L/(1+EXP(-k*([.B51]-x0)))" office:value-type="float" office:value="3821.84244991376" calcext:value-type="float">
            <text:p>3 822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50" calcext:value-type="float">
            <text:p>50</text:p>
          </table:table-cell>
          <table:table-cell/>
          <table:table-cell table:formula="of:=L/(1+EXP(-k*([.B52]-x0)))" office:value-type="float" office:value="3825.51762349812" calcext:value-type="float">
            <text:p>3 826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51" calcext:value-type="float">
            <text:p>51</text:p>
          </table:table-cell>
          <table:table-cell/>
          <table:table-cell table:formula="of:=L/(1+EXP(-k*([.B53]-x0)))" office:value-type="float" office:value="3828.45117248475" calcext:value-type="float">
            <text:p>3 828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52" calcext:value-type="float">
            <text:p>52</text:p>
          </table:table-cell>
          <table:table-cell/>
          <table:table-cell table:formula="of:=L/(1+EXP(-k*([.B54]-x0)))" office:value-type="float" office:value="3830.79193232468" calcext:value-type="float">
            <text:p>3 831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53" calcext:value-type="float">
            <text:p>53</text:p>
          </table:table-cell>
          <table:table-cell/>
          <table:table-cell table:formula="of:=L/(1+EXP(-k*([.B55]-x0)))" office:value-type="float" office:value="3832.65916784734" calcext:value-type="float">
            <text:p>3 833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54" calcext:value-type="float">
            <text:p>54</text:p>
          </table:table-cell>
          <table:table-cell/>
          <table:table-cell table:formula="of:=L/(1+EXP(-k*([.B56]-x0)))" office:value-type="float" office:value="3834.14833896262" calcext:value-type="float">
            <text:p>3 834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55" calcext:value-type="float">
            <text:p>55</text:p>
          </table:table-cell>
          <table:table-cell/>
          <table:table-cell table:formula="of:=L/(1+EXP(-k*([.B57]-x0)))" office:value-type="float" office:value="3835.33578245595" calcext:value-type="float">
            <text:p>3 835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56" calcext:value-type="float">
            <text:p>56</text:p>
          </table:table-cell>
          <table:table-cell/>
          <table:table-cell table:formula="of:=L/(1+EXP(-k*([.B58]-x0)))" office:value-type="float" office:value="3836.28249858723" calcext:value-type="float">
            <text:p>3 836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57" calcext:value-type="float">
            <text:p>57</text:p>
          </table:table-cell>
          <table:table-cell/>
          <table:table-cell table:formula="of:=L/(1+EXP(-k*([.B59]-x0)))" office:value-type="float" office:value="3837.03720414968" calcext:value-type="float">
            <text:p>3 837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8" calcext:value-type="float">
            <text:p>58</text:p>
          </table:table-cell>
          <table:table-cell/>
          <table:table-cell table:formula="of:=L/(1+EXP(-k*([.B60]-x0)))" office:value-type="float" office:value="3837.63878807236" calcext:value-type="float">
            <text:p>3 838</text:p>
          </table:table-cell>
          <table:table-cell table:number-columns-repeated="11"/>
          <table:table-cell table:style-name="ce3"/>
        </table:table-row>
        <table:table-row table:style-name="ro1" table:number-rows-repeated="1048515">
          <table:table-cell table:number-columns-repeated="16"/>
        </table:table-row>
        <table:table-row table:style-name="ro1">
          <table:table-cell table:number-columns-repeated="16"/>
        </table:table-row>
        <table:named-expressions>
          <table:named-range table:name="k" table:base-cell-address="$Poland.$D$3" table:cell-range-address="$Poland.$E$3"/>
          <table:named-range table:name="L" table:base-cell-address="$Poland.$D$2" table:cell-range-address="$Poland.$E$2"/>
          <table:named-range table:name="x0" table:base-cell-address="$Poland.$D$4" table:cell-range-address="$Poland.$E$4"/>
        </table:named-expressions>
      </table:table>
      <table:table table:name="Lombardia" table:style-name="ta1">
        <table:shapes>
          <draw:frame draw:z-index="0" draw:style-name="gr1" draw:text-style-name="P1" svg:width="21.064cm" svg:height="12.806cm" svg:x="9.671cm" svg:y="1.536cm">
            <draw:object draw:notify-on-update-of-ranges="Lombardia.A2:Lombardia.A60 Lombardia.C2:Lombardia.C60 Lombardia.A2:Lombardia.A60 Lombardia.D2:Lombardia.D6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observed</text:p>
          </table:table-cell>
          <table:table-cell office:value-type="string" calcext:value-type="string">
            <text:p>computed</text:p>
          </table:table-cell>
          <table:table-cell table:number-columns-repeated="12"/>
        </table:table-row>
        <table:table-row table:style-name="ro1">
          <table:table-cell office:value-type="date" office:date-value="2020-03-04" calcext:value-type="date">
            <text:p>2020-03-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/(1+EXP(-k*([.B2]-x0)))" office:value-type="float" office:value="9.17071567789658" calcext:value-type="float">
            <text:p>9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L</text:p>
          </table:table-cell>
          <table:table-cell table:number-columns-repeated="9"/>
          <table:table-cell table:style-name="ce3"/>
        </table:table-row>
        <table:table-row table:style-name="ro1">
          <table:table-cell office:value-type="date" office:date-value="2020-03-05" calcext:value-type="date">
            <text:p>2020-03-0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L/(1+EXP(-k*([.B3]-x0)))" office:value-type="float" office:value="11.7056376387694" calcext:value-type="float">
            <text:p>12</text:p>
          </table:table-cell>
          <table:table-cell office:value-type="float" office:value="0.24488322973827" calcext:value-type="float">
            <text:p>0,24488322973827</text:p>
          </table:table-cell>
          <table:table-cell office:value-type="string" calcext:value-type="string">
            <text:p>k</text:p>
          </table:table-cell>
          <table:table-cell table:number-columns-repeated="9"/>
          <table:table-cell table:style-name="ce3"/>
        </table:table-row>
        <table:table-row table:style-name="ro1">
          <table:table-cell office:value-type="date" office:date-value="2020-03-06" calcext:value-type="date">
            <text:p>2020-03-0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L/(1+EXP(-k*([.B4]-x0)))" office:value-type="float" office:value="14.9378323026953" calcext:value-type="float">
            <text:p>15</text:p>
          </table:table-cell>
          <table:table-cell office:value-type="float" office:value="23.73" calcext:value-type="float">
            <text:p>23,73</text:p>
          </table:table-cell>
          <table:table-cell office:value-type="string" calcext:value-type="string">
            <text:p>x0</text:p>
          </table:table-cell>
          <table:table-cell table:number-columns-repeated="9"/>
          <table:table-cell table:style-name="ce3"/>
        </table:table-row>
        <table:table-row table:style-name="ro1">
          <table:table-cell office:value-type="date" office:date-value="2020-03-07" calcext:value-type="date">
            <text:p>2020-03-0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L/(1+EXP(-k*([.B5]-x0)))" office:value-type="float" office:value="19.0569523080334" calcext:value-type="float">
            <text:p>19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08" calcext:value-type="date">
            <text:p>2020-03-0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L/(1+EXP(-k*([.B6]-x0)))" office:value-type="float" office:value="24.3028934347277" calcext:value-type="float">
            <text:p>24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09" calcext:value-type="date">
            <text:p>2020-03-09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L/(1+EXP(-k*([.B7]-x0)))" office:value-type="float" office:value="30.978268447673" calcext:value-type="float">
            <text:p>31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0" calcext:value-type="date">
            <text:p>2020-03-1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formula="of:=L/(1+EXP(-k*([.B8]-x0)))" office:value-type="float" office:value="39.4634540189843" calcext:value-type="float">
            <text:p>39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1" calcext:value-type="date">
            <text:p>2020-03-11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formula="of:=L/(1+EXP(-k*([.B9]-x0)))" office:value-type="float" office:value="50.2344044865593" calcext:value-type="float">
            <text:p>50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2" calcext:value-type="date">
            <text:p>2020-03-12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formula="of:=L/(1+EXP(-k*([.B10]-x0)))" office:value-type="float" office:value="63.8831933880816" calcext:value-type="float">
            <text:p>64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3" calcext:value-type="date">
            <text:p>2020-03-13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table:formula="of:=L/(1+EXP(-k*([.B11]-x0)))" office:value-type="float" office:value="81.1408072431658" calcext:value-type="float">
            <text:p>81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4" calcext:value-type="date">
            <text:p>2020-03-14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table:formula="of:=L/(1+EXP(-k*([.B12]-x0)))" office:value-type="float" office:value="102.900971505991" calcext:value-type="float">
            <text:p>103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5" calcext:value-type="date">
            <text:p>2020-03-15</text:p>
          </table:table-cell>
          <table:table-cell office:value-type="float" office:value="11" calcext:value-type="float">
            <text:p>11</text:p>
          </table:table-cell>
          <table:table-cell office:value-type="float" office:value="109" calcext:value-type="float">
            <text:p>109</text:p>
          </table:table-cell>
          <table:table-cell table:formula="of:=L/(1+EXP(-k*([.B13]-x0)))" office:value-type="float" office:value="130.24260711934" calcext:value-type="float">
            <text:p>130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6" calcext:value-type="date">
            <text:p>2020-03-16</text:p>
          </table:table-cell>
          <table:table-cell office:value-type="float" office:value="12" calcext:value-type="float">
            <text:p>12</text:p>
          </table:table-cell>
          <table:table-cell office:value-type="float" office:value="160" calcext:value-type="float">
            <text:p>160</text:p>
          </table:table-cell>
          <table:table-cell table:formula="of:=L/(1+EXP(-k*([.B14]-x0)))" office:value-type="float" office:value="164.446766265495" calcext:value-type="float">
            <text:p>164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7" calcext:value-type="date">
            <text:p>2020-03-17</text:p>
          </table:table-cell>
          <table:table-cell office:value-type="float" office:value="13" calcext:value-type="float">
            <text:p>13</text:p>
          </table:table-cell>
          <table:table-cell office:value-type="float" office:value="220" calcext:value-type="float">
            <text:p>220</text:p>
          </table:table-cell>
          <table:table-cell table:formula="of:=L/(1+EXP(-k*([.B15]-x0)))" office:value-type="float" office:value="207.001502100597" calcext:value-type="float">
            <text:p>207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float" office:value="14" calcext:value-type="float">
            <text:p>14</text:p>
          </table:table-cell>
          <table:table-cell office:value-type="float" office:value="269" calcext:value-type="float">
            <text:p>269</text:p>
          </table:table-cell>
          <table:table-cell table:formula="of:=L/(1+EXP(-k*([.B16]-x0)))" office:value-type="float" office:value="259.585189293431" calcext:value-type="float">
            <text:p>260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9" calcext:value-type="date">
            <text:p>2020-03-19</text:p>
          </table:table-cell>
          <table:table-cell office:value-type="float" office:value="15" calcext:value-type="float">
            <text:p>15</text:p>
          </table:table-cell>
          <table:table-cell office:value-type="float" office:value="337" calcext:value-type="float">
            <text:p>337</text:p>
          </table:table-cell>
          <table:table-cell table:formula="of:=L/(1+EXP(-k*([.B17]-x0)))" office:value-type="float" office:value="324.015808126864" calcext:value-type="float">
            <text:p>324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20" calcext:value-type="date">
            <text:p>2020-03-20</text:p>
          </table:table-cell>
          <table:table-cell office:value-type="float" office:value="16" calcext:value-type="float">
            <text:p>16</text:p>
          </table:table-cell>
          <table:table-cell office:value-type="float" office:value="407" calcext:value-type="float">
            <text:p>407</text:p>
          </table:table-cell>
          <table:table-cell table:formula="of:=L/(1+EXP(-k*([.B18]-x0)))" office:value-type="float" office:value="402.15176528937" calcext:value-type="float">
            <text:p>402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21" calcext:value-type="date">
            <text:p>2020-03-21</text:p>
          </table:table-cell>
          <table:table-cell office:value-type="float" office:value="17" calcext:value-type="float">
            <text:p>17</text:p>
          </table:table-cell>
          <table:table-cell office:value-type="float" office:value="518" calcext:value-type="float">
            <text:p>518</text:p>
          </table:table-cell>
          <table:table-cell table:formula="of:=L/(1+EXP(-k*([.B19]-x0)))" office:value-type="float" office:value="495.730970983041" calcext:value-type="float">
            <text:p>496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18" calcext:value-type="float">
            <text:p>18</text:p>
          </table:table-cell>
          <table:table-cell office:value-type="float" office:value="614" calcext:value-type="float">
            <text:p>614</text:p>
          </table:table-cell>
          <table:table-cell table:formula="of:=L/(1+EXP(-k*([.B20]-x0)))" office:value-type="float" office:value="606.14195644625" calcext:value-type="float">
            <text:p>606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728" calcext:value-type="float">
            <text:p>728</text:p>
          </table:table-cell>
          <table:table-cell table:formula="of:=L/(1+EXP(-k*([.B21]-x0)))" office:value-type="float" office:value="734.136556877888" calcext:value-type="float">
            <text:p>734</text:p>
          </table:table-cell>
          <table:table-cell table:style-name="ce5" table:formula="of:=[.D21]-[.D20]" office:value-type="float" office:value="127.994600431638" calcext:value-type="float">
            <text:p>127,99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office:value-type="float" office:value="20" calcext:value-type="float">
            <text:p>20</text:p>
          </table:table-cell>
          <table:table-cell office:value-type="float" office:value="890" calcext:value-type="float">
            <text:p>890</text:p>
          </table:table-cell>
          <table:table-cell table:formula="of:=L/(1+EXP(-k*([.B22]-x0)))" office:value-type="float" office:value="879.518651149969" calcext:value-type="float">
            <text:p>880</text:p>
          </table:table-cell>
          <table:table-cell table:style-name="ce5" table:formula="of:=[.D22]-[.D21]" office:value-type="float" office:value="145.38209427208" calcext:value-type="float">
            <text:p>145,38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21" calcext:value-type="float">
            <text:p>21</text:p>
          </table:table-cell>
          <table:table-cell office:value-type="float" office:value="1030" calcext:value-type="float">
            <text:p>1030</text:p>
          </table:table-cell>
          <table:table-cell table:formula="of:=L/(1+EXP(-k*([.B23]-x0)))" office:value-type="float" office:value="1040.87286932431" calcext:value-type="float">
            <text:p>1 041</text:p>
          </table:table-cell>
          <table:table-cell table:style-name="ce5" table:formula="of:=[.D23]-[.D22]" office:value-type="float" office:value="161.354218174339" calcext:value-type="float">
            <text:p>161,35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22" calcext:value-type="float">
            <text:p>22</text:p>
          </table:table-cell>
          <table:table-cell office:value-type="float" office:value="1198" calcext:value-type="float">
            <text:p>1198</text:p>
          </table:table-cell>
          <table:table-cell table:formula="of:=L/(1+EXP(-k*([.B24]-x0)))" office:value-type="float" office:value="1215.41882621612" calcext:value-type="float">
            <text:p>1 215</text:p>
          </table:table-cell>
          <table:table-cell table:style-name="ce5" table:formula="of:=[.D24]-[.D23]" office:value-type="float" office:value="174.545956891811" calcext:value-type="float">
            <text:p>174,55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office:value-type="float" office:value="1366" calcext:value-type="float">
            <text:p>1366</text:p>
          </table:table-cell>
          <table:table-cell table:formula="of:=L/(1+EXP(-k*([.B25]-x0)))" office:value-type="float" office:value="1399.07311786772" calcext:value-type="float">
            <text:p>1 399</text:p>
          </table:table-cell>
          <table:table-cell table:style-name="ce5" table:formula="of:=[.D25]-[.D24]" office:value-type="float" office:value="183.654291651605" calcext:value-type="float">
            <text:p>183,65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24" calcext:value-type="float">
            <text:p>24</text:p>
          </table:table-cell>
          <table:table-cell office:value-type="float" office:value="1613" calcext:value-type="float">
            <text:p>1613</text:p>
          </table:table-cell>
          <table:table-cell table:formula="of:=L/(1+EXP(-k*([.B26]-x0)))" office:value-type="float" office:value="1586.76049559579" calcext:value-type="float">
            <text:p>1 587</text:p>
          </table:table-cell>
          <table:table-cell table:style-name="ce5" table:formula="of:=[.D26]-[.D25]" office:value-type="float" office:value="187.687377728066" calcext:value-type="float">
            <text:p>187,69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25" calcext:value-type="float">
            <text:p>25</text:p>
          </table:table-cell>
          <table:table-cell/>
          <table:table-cell table:formula="of:=L/(1+EXP(-k*([.B27]-x0)))" office:value-type="float" office:value="1772.94258069841" calcext:value-type="float">
            <text:p>1 773</text:p>
          </table:table-cell>
          <table:table-cell table:style-name="ce5" table:formula="of:=[.D27]-[.D26]" office:value-type="float" office:value="186.182085102616" calcext:value-type="float">
            <text:p>186,18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6" calcext:value-type="float">
            <text:p>26</text:p>
          </table:table-cell>
          <table:table-cell/>
          <table:table-cell table:formula="of:=L/(1+EXP(-k*([.B28]-x0)))" office:value-type="float" office:value="1952.25556758012" calcext:value-type="float">
            <text:p>1 952</text:p>
          </table:table-cell>
          <table:table-cell table:style-name="ce5" table:formula="of:=[.D28]-[.D27]" office:value-type="float" office:value="179.312986881717" calcext:value-type="float">
            <text:p>179,31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27" calcext:value-type="float">
            <text:p>27</text:p>
          </table:table-cell>
          <table:table-cell/>
          <table:table-cell table:formula="of:=L/(1+EXP(-k*([.B29]-x0)))" office:value-type="float" office:value="2120.10631459638" calcext:value-type="float">
            <text:p>2 120</text:p>
          </table:table-cell>
          <table:table-cell table:style-name="ce5" table:formula="of:=[.D29]-[.D28]" office:value-type="float" office:value="167.850747016261" calcext:value-type="float">
            <text:p>167,85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28" calcext:value-type="float">
            <text:p>28</text:p>
          </table:table-cell>
          <table:table-cell/>
          <table:table-cell table:formula="of:=L/(1+EXP(-k*([.B30]-x0)))" office:value-type="float" office:value="2273.09252494245" calcext:value-type="float">
            <text:p>2 273</text:p>
          </table:table-cell>
          <table:table-cell table:style-name="ce5" table:formula="of:=[.D30]-[.D29]" office:value-type="float" office:value="152.986210346066" calcext:value-type="float">
            <text:p>152,99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29" calcext:value-type="float">
            <text:p>29</text:p>
          </table:table-cell>
          <table:table-cell/>
          <table:table-cell table:formula="of:=L/(1+EXP(-k*([.B31]-x0)))" office:value-type="float" office:value="2409.17810852223" calcext:value-type="float">
            <text:p>2 409</text:p>
          </table:table-cell>
          <table:table-cell table:style-name="ce5" table:formula="of:=[.D31]-[.D30]" office:value-type="float" office:value="136.085583579786" calcext:value-type="float">
            <text:p>136,09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3" calcext:value-type="date">
            <text:p>2020-04-03</text:p>
          </table:table-cell>
          <table:table-cell office:value-type="float" office:value="30" calcext:value-type="float">
            <text:p>30</text:p>
          </table:table-cell>
          <table:table-cell/>
          <table:table-cell table:formula="of:=L/(1+EXP(-k*([.B32]-x0)))" office:value-type="float" office:value="2527.634313041" calcext:value-type="float">
            <text:p>2 528</text:p>
          </table:table-cell>
          <table:table-cell table:style-name="ce5" table:formula="of:=[.D32]-[.D31]" office:value-type="float" office:value="118.456204518768" calcext:value-type="float">
            <text:p>118,46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4" calcext:value-type="date">
            <text:p>2020-04-04</text:p>
          </table:table-cell>
          <table:table-cell office:value-type="float" office:value="31" calcext:value-type="float">
            <text:p>31</text:p>
          </table:table-cell>
          <table:table-cell/>
          <table:table-cell table:formula="of:=L/(1+EXP(-k*([.B33]-x0)))" office:value-type="float" office:value="2628.81496852234" calcext:value-type="float">
            <text:p>2 629</text:p>
          </table:table-cell>
          <table:table-cell table:style-name="ce5" table:formula="of:=[.D33]-[.D32]" office:value-type="float" office:value="101.180655481342" calcext:value-type="float">
            <text:p>101,18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" calcext:value-type="float">
            <text:p>32</text:p>
          </table:table-cell>
          <table:table-cell/>
          <table:table-cell table:formula="of:=L/(1+EXP(-k*([.B34]-x0)))" office:value-type="float" office:value="2713.85399703139" calcext:value-type="float">
            <text:p>2 714</text:p>
          </table:table-cell>
          <table:table-cell table:style-name="ce5" table:formula="of:=[.D34]-[.D33]" office:value-type="float" office:value="85.0390285090439" calcext:value-type="float">
            <text:p>85,04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3" calcext:value-type="float">
            <text:p>33</text:p>
          </table:table-cell>
          <table:table-cell/>
          <table:table-cell table:formula="of:=L/(1+EXP(-k*([.B35]-x0)))" office:value-type="float" office:value="2784.36102052958" calcext:value-type="float">
            <text:p>2 784</text:p>
          </table:table-cell>
          <table:table-cell table:style-name="ce5" table:formula="of:=[.D35]-[.D34]" office:value-type="float" office:value="70.5070234981931" calcext:value-type="float">
            <text:p>70,51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34" calcext:value-type="float">
            <text:p>34</text:p>
          </table:table-cell>
          <table:table-cell/>
          <table:table-cell table:formula="of:=L/(1+EXP(-k*([.B36]-x0)))" office:value-type="float" office:value="2842.16310003734" calcext:value-type="float">
            <text:p>2 842</text:p>
          </table:table-cell>
          <table:table-cell table:style-name="ce5" table:formula="of:=[.D36]-[.D35]" office:value-type="float" office:value="57.8020795077623" calcext:value-type="float">
            <text:p>57,80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5" calcext:value-type="float">
            <text:p>35</text:p>
          </table:table-cell>
          <table:table-cell/>
          <table:table-cell table:formula="of:=L/(1+EXP(-k*([.B37]-x0)))" office:value-type="float" office:value="2889.1125977536" calcext:value-type="float">
            <text:p>2 889</text:p>
          </table:table-cell>
          <table:table-cell table:style-name="ce5" table:formula="of:=[.D37]-[.D36]" office:value-type="float" office:value="46.9494977162535" calcext:value-type="float">
            <text:p>46,95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36" calcext:value-type="float">
            <text:p>36</text:p>
          </table:table-cell>
          <table:table-cell/>
          <table:table-cell table:formula="of:=L/(1+EXP(-k*([.B38]-x0)))" office:value-type="float" office:value="2926.96099147101" calcext:value-type="float">
            <text:p>2 927</text:p>
          </table:table-cell>
          <table:table-cell table:style-name="ce5" table:formula="of:=[.D38]-[.D37]" office:value-type="float" office:value="37.8483937174174" calcext:value-type="float">
            <text:p>37,85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37" calcext:value-type="float">
            <text:p>37</text:p>
          </table:table-cell>
          <table:table-cell/>
          <table:table-cell table:formula="of:=L/(1+EXP(-k*([.B39]-x0)))" office:value-type="float" office:value="2957.28768935536" calcext:value-type="float">
            <text:p>2 957</text:p>
          </table:table-cell>
          <table:table-cell table:style-name="ce5" table:formula="of:=[.D39]-[.D38]" office:value-type="float" office:value="30.3266978843485" calcext:value-type="float">
            <text:p>30,33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8" calcext:value-type="float">
            <text:p>38</text:p>
          </table:table-cell>
          <table:table-cell/>
          <table:table-cell table:formula="of:=L/(1+EXP(-k*([.B40]-x0)))" office:value-type="float" office:value="2981.46940511779" calcext:value-type="float">
            <text:p>2 981</text:p>
          </table:table-cell>
          <table:table-cell table:style-name="ce5" table:formula="of:=[.D40]-[.D39]" office:value-type="float" office:value="24.1817157624241" calcext:value-type="float">
            <text:p>24,18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39" calcext:value-type="float">
            <text:p>39</text:p>
          </table:table-cell>
          <table:table-cell/>
          <table:table-cell table:formula="of:=L/(1+EXP(-k*([.B41]-x0)))" office:value-type="float" office:value="3000.67648204379" calcext:value-type="float">
            <text:p>3 001</text:p>
          </table:table-cell>
          <table:table-cell table:style-name="ce5" table:formula="of:=[.D41]-[.D40]" office:value-type="float" office:value="19.2070769259994" calcext:value-type="float">
            <text:p>19,21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40" calcext:value-type="float">
            <text:p>40</text:p>
          </table:table-cell>
          <table:table-cell/>
          <table:table-cell table:formula="of:=L/(1+EXP(-k*([.B42]-x0)))" office:value-type="float" office:value="3015.88525924633" calcext:value-type="float">
            <text:p>3 016</text:p>
          </table:table-cell>
          <table:table-cell table:style-name="ce5" table:formula="of:=[.D42]-[.D41]" office:value-type="float" office:value="15.2087772025484" calcext:value-type="float">
            <text:p>15,21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41" calcext:value-type="float">
            <text:p>41</text:p>
          </table:table-cell>
          <table:table-cell/>
          <table:table-cell table:formula="of:=L/(1+EXP(-k*([.B43]-x0)))" office:value-type="float" office:value="3027.89863386241" calcext:value-type="float">
            <text:p>3 028</text:p>
          </table:table-cell>
          <table:table-cell table:style-name="ce5" table:formula="of:=[.D43]-[.D42]" office:value-type="float" office:value="12.0133746160723" calcext:value-type="float">
            <text:p>12,01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2" calcext:value-type="float">
            <text:p>42</text:p>
          </table:table-cell>
          <table:table-cell/>
          <table:table-cell table:formula="of:=L/(1+EXP(-k*([.B44]-x0)))" office:value-type="float" office:value="3037.36964655469" calcext:value-type="float">
            <text:p>3 037</text:p>
          </table:table-cell>
          <table:table-cell table:style-name="ce5" table:formula="of:=[.D44]-[.D43]" office:value-type="float" office:value="9.47101269228142" calcext:value-type="float">
            <text:p>9,47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43" calcext:value-type="float">
            <text:p>43</text:p>
          </table:table-cell>
          <table:table-cell/>
          <table:table-cell table:formula="of:=L/(1+EXP(-k*([.B45]-x0)))" office:value-type="float" office:value="3044.82496129051" calcext:value-type="float">
            <text:p>3 045</text:p>
          </table:table-cell>
          <table:table-cell table:style-name="ce5" table:formula="of:=[.D45]-[.D44]" office:value-type="float" office:value="7.45531473582378" calcext:value-type="float">
            <text:p>7,46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44" calcext:value-type="float">
            <text:p>44</text:p>
          </table:table-cell>
          <table:table-cell/>
          <table:table-cell table:formula="of:=L/(1+EXP(-k*([.B46]-x0)))" office:value-type="float" office:value="3050.68653842229" calcext:value-type="float">
            <text:p>3 051</text:p>
          </table:table-cell>
          <table:table-cell table:style-name="ce5" table:formula="of:=[.D46]-[.D45]" office:value-type="float" office:value="5.86157713178272" calcext:value-type="float">
            <text:p>5,86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45" calcext:value-type="float">
            <text:p>45</text:p>
          </table:table-cell>
          <table:table-cell/>
          <table:table-cell table:formula="of:=L/(1+EXP(-k*([.B47]-x0)))" office:value-type="float" office:value="3055.29072866039" calcext:value-type="float">
            <text:p>3 055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46" calcext:value-type="float">
            <text:p>46</text:p>
          </table:table-cell>
          <table:table-cell/>
          <table:table-cell table:formula="of:=L/(1+EXP(-k*([.B48]-x0)))" office:value-type="float" office:value="3058.90457904241" calcext:value-type="float">
            <text:p>3 059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47" calcext:value-type="float">
            <text:p>47</text:p>
          </table:table-cell>
          <table:table-cell/>
          <table:table-cell table:formula="of:=L/(1+EXP(-k*([.B49]-x0)))" office:value-type="float" office:value="3061.73945735678" calcext:value-type="float">
            <text:p>3 062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48" calcext:value-type="float">
            <text:p>48</text:p>
          </table:table-cell>
          <table:table-cell/>
          <table:table-cell table:formula="of:=L/(1+EXP(-k*([.B50]-x0)))" office:value-type="float" office:value="3063.9622577661" calcext:value-type="float">
            <text:p>3 064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49" calcext:value-type="float">
            <text:p>49</text:p>
          </table:table-cell>
          <table:table-cell/>
          <table:table-cell table:formula="of:=L/(1+EXP(-k*([.B51]-x0)))" office:value-type="float" office:value="3065.70451025826" calcext:value-type="float">
            <text:p>3 066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50" calcext:value-type="float">
            <text:p>50</text:p>
          </table:table-cell>
          <table:table-cell/>
          <table:table-cell table:formula="of:=L/(1+EXP(-k*([.B52]-x0)))" office:value-type="float" office:value="3067.06972162748" calcext:value-type="float">
            <text:p>3 067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51" calcext:value-type="float">
            <text:p>51</text:p>
          </table:table-cell>
          <table:table-cell/>
          <table:table-cell table:formula="of:=L/(1+EXP(-k*([.B53]-x0)))" office:value-type="float" office:value="3068.13925227788" calcext:value-type="float">
            <text:p>3 068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52" calcext:value-type="float">
            <text:p>52</text:p>
          </table:table-cell>
          <table:table-cell/>
          <table:table-cell table:formula="of:=L/(1+EXP(-k*([.B54]-x0)))" office:value-type="float" office:value="3068.97699716179" calcext:value-type="float">
            <text:p>3 069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53" calcext:value-type="float">
            <text:p>53</text:p>
          </table:table-cell>
          <table:table-cell/>
          <table:table-cell table:formula="of:=L/(1+EXP(-k*([.B55]-x0)))" office:value-type="float" office:value="3069.63309975041" calcext:value-type="float">
            <text:p>3 070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54" calcext:value-type="float">
            <text:p>54</text:p>
          </table:table-cell>
          <table:table-cell/>
          <table:table-cell table:formula="of:=L/(1+EXP(-k*([.B56]-x0)))" office:value-type="float" office:value="3070.14688997513" calcext:value-type="float">
            <text:p>3 070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55" calcext:value-type="float">
            <text:p>55</text:p>
          </table:table-cell>
          <table:table-cell/>
          <table:table-cell table:formula="of:=L/(1+EXP(-k*([.B57]-x0)))" office:value-type="float" office:value="3070.54920290784" calcext:value-type="float">
            <text:p>3 071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56" calcext:value-type="float">
            <text:p>56</text:p>
          </table:table-cell>
          <table:table-cell/>
          <table:table-cell table:formula="of:=L/(1+EXP(-k*([.B58]-x0)))" office:value-type="float" office:value="3070.8642054189" calcext:value-type="float">
            <text:p>3 071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57" calcext:value-type="float">
            <text:p>57</text:p>
          </table:table-cell>
          <table:table-cell/>
          <table:table-cell table:formula="of:=L/(1+EXP(-k*([.B59]-x0)))" office:value-type="float" office:value="3071.11083320784" calcext:value-type="float">
            <text:p>3 071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8" calcext:value-type="float">
            <text:p>58</text:p>
          </table:table-cell>
          <table:table-cell/>
          <table:table-cell table:formula="of:=L/(1+EXP(-k*([.B60]-x0)))" office:value-type="float" office:value="3071.30392008376" calcext:value-type="float">
            <text:p>3 071</text:p>
          </table:table-cell>
          <table:table-cell table:number-columns-repeated="11"/>
          <table:table-cell table:style-name="ce3"/>
        </table:table-row>
        <table:table-row table:style-name="ro1" table:number-rows-repeated="1048515">
          <table:table-cell table:number-columns-repeated="16"/>
        </table:table-row>
        <table:table-row table:style-name="ro1">
          <table:table-cell table:number-columns-repeated="16"/>
        </table:table-row>
        <table:named-expressions>
          <table:named-range table:name="k" table:base-cell-address="$Lombardia.$D$3" table:cell-range-address="$Lombardia.$E$3"/>
          <table:named-range table:name="L" table:base-cell-address="$Lombardia.$D$2" table:cell-range-address="$Lombardia.$E$2"/>
          <table:named-range table:name="x0" table:base-cell-address="$Lombardia.$D$4" table:cell-range-address="$Lombardia.$E$4"/>
        </table:named-expressions>
      </table:table>
      <table:named-expressions>
        <table:named-expression table:name="k" table:base-cell-address="$Poland.$D$3" table:expression="#REF!"/>
        <table:named-expression table:name="L" table:base-cell-address="$Poland.$D$2" table:expression="#REF!"/>
        <table:named-expression table:name="x0" table:base-cell-address="$Poland.$D$4" table:expression="#REF!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3" loext:min-decimal-places="3" number:min-integer-digits="1" number:grouping="true"/>
    </number:number-style>
    <number:number-style style:name="N109" number:title="User-defined">
      <number:number number:decimal-places="4" loext:min-decimal-places="4" number:min-integer-digits="1" number:grouping="true"/>
    </number:number-style>
    <number:number-style style:name="N110">
      <number:number number:decimal-places="1" loext:min-decimal-places="1" number:min-integer-digits="1" number:grouping="true"/>
    </number:number-style>
    <number:number-style style:name="N111">
      <number:number number:decimal-places="11" loext:min-decimal-places="11" number:min-integer-digits="1"/>
    </number:number-style>
    <number:number-style style:name="N112">
      <number:number number:decimal-places="12" loext:min-decimal-places="12" number:min-integer-digits="1"/>
    </number:number-style>
    <number:number-style style:name="N113">
      <number:number number:decimal-places="13" loext:min-decimal-places="13" number:min-integer-digits="1"/>
    </number:number-style>
    <number:number-style style:name="N114">
      <number:number number:decimal-places="14" loext:min-decimal-places="14" number:min-integer-digits="1"/>
    </number:number-style>
    <number:number-style style:name="N115">
      <number:number number:decimal-places="15" loext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2">00.00.0000</text:date>, <text:time style:data-style-name="N2" text:time-value="12:57:04.5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4T23:36:08.695000000</meta:creation-date>
    <dc:date>2020-04-02T13:13:28.791000000</dc:date>
    <meta:editing-duration>PT8H21M53S</meta:editing-duration>
    <meta:editing-cycles>110</meta:editing-cycles>
    <meta:generator>LibreOffice/6.4.2.2$Windows_X86_64 LibreOffice_project/4e471d8c02c9c90f512f7f9ead8875b57fcb1ec3</meta:generator>
    <meta:document-statistic meta:table-count="2" meta:cell-count="478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date-style style:name="N82"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82">
      <style:chart-properties chart:display-label="true" chart:logarithmic="false" chart:minimum="43893" chart:maximum="43941" chart:origin="0" chart:interval-major="1" chart:reverse-direction="false" text:line-break="false" loext:try-staggering-first="false" chart:link-data-style-to-source="false" chart:axis-position="0" style:rotation-angle="75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dddddd"/>
    </style:style>
    <style:style style:name="ch8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0" chart:axis-label-position="near-axis-other-side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circle" chart:symbol-width="0.15cm" chart:symbol-height="0.15cm" chart:link-data-style-to-source="true"/>
      <style:graphic-properties draw:stroke="none" draw:stroke-dash="Dot" svg:stroke-width="0.01cm" svg:stroke-color="#ff420e" draw:fill-color="#ff420e"/>
      <style:text-properties fo:font-size="10pt" style:font-size-asian="10pt" style:font-size-complex="10pt"/>
    </style:style>
    <style:style style:name="ch12" style:family="chart" style:data-style-name="N3">
      <style:chart-properties chart:symbol-type="none" chart:link-data-style-to-source="true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065cm" svg:height="12.807cm" xlink:href=".." xlink:type="simple" chart:class="chart:scatter" chart:style-name="ch1">
        <chart:title svg:x="7.23cm" svg:y="0.392cm" chart:style-name="ch2">
          <text:p>Prognoza w/g Maćka Kańskiego</text:p>
        </chart:title>
        <chart:legend chart:legend-position="end" svg:x="2.764cm" svg:y="6.771cm" style:legend-expansion="custom" chartooo:width="3.539cm" chartooo:height="1.945cm" style:legend-expansion-aspect-ratio="1.81953727506427" chart:style-name="ch3"/>
        <chart:plot-area chart:style-name="ch4" table:cell-range-address="Lombardia.A2:Lombardia.A60 Lombardia.C2:Lombardia.D60" svg:x="-0.029cm" svg:y="0.273cm" svg:width="20.5cm" svg:height="12.173cm">
          <chartooo:coordinate-region svg:x="0.392cm" svg:y="0.468cm" svg:width="19.891cm" svg:height="10.758cm"/>
          <chart:axis chart:dimension="x" chart:name="primary-x" chart:style-name="ch5">
            <chart:title svg:x="0.525cm" svg:y="11.786cm" chart:style-name="ch6">
              <text:p>data</text:p>
            </chart:title>
            <chart:grid chart:style-name="ch7" chart:class="minor"/>
          </chart:axis>
          <chart:axis chart:dimension="y" chart:name="primary-y" chart:style-name="ch8">
            <chart:title svg:x="1.501cm" svg:y="3.883cm" chart:style-name="ch9">
              <text:p>liczba przypadków</text:p>
            </chart:title>
            <chart:grid chart:style-name="ch10" chart:class="major"/>
          </chart:axis>
          <chart:series chart:style-name="ch11" chart:values-cell-range-address="Lombardia.C2:Lombardia.C60" chart:class="chart:scatter">
            <chart:domain table:cell-range-address="Lombardia.A2:Lombardia.A60"/>
            <chart:data-point chart:repeated="59"/>
          </chart:series>
          <chart:series chart:style-name="ch12" chart:values-cell-range-address="Lombardia.D2:Lombardia.D60" chart:class="chart:scatter">
            <chart:data-point chart:repeated="5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894">
                <text:p>43894</text:p>
                <draw:g>
                  <svg:desc>Lombardia.A2:Lombardia.A60</svg:desc>
                </draw:g>
              </table:table-cell>
              <table:table-cell office:value-type="float" office:value="1">
                <text:p>1</text:p>
                <draw:g>
                  <svg:desc>Lombardia.C2:Lombardia.C60</svg:desc>
                </draw:g>
              </table:table-cell>
              <table:table-cell office:value-type="float" office:value="9.17071567789658">
                <text:p>9.17071567789658</text:p>
                <draw:g>
                  <svg:desc>Lombardia.D2:Lombardia.D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895">
                <text:p>43895</text:p>
              </table:table-cell>
              <table:table-cell office:value-type="float" office:value="1">
                <text:p>1</text:p>
              </table:table-cell>
              <table:table-cell office:value-type="float" office:value="11.7056376387694">
                <text:p>11.70563763876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896">
                <text:p>43896</text:p>
              </table:table-cell>
              <table:table-cell office:value-type="float" office:value="5">
                <text:p>5</text:p>
              </table:table-cell>
              <table:table-cell office:value-type="float" office:value="14.9378323026953">
                <text:p>14.93783230269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897">
                <text:p>43897</text:p>
              </table:table-cell>
              <table:table-cell office:value-type="float" office:value="6">
                <text:p>6</text:p>
              </table:table-cell>
              <table:table-cell office:value-type="float" office:value="19.0569523080334">
                <text:p>19.05695230803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898">
                <text:p>43898</text:p>
              </table:table-cell>
              <table:table-cell office:value-type="float" office:value="11">
                <text:p>11</text:p>
              </table:table-cell>
              <table:table-cell office:value-type="float" office:value="24.3028934347277">
                <text:p>24.30289343472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899">
                <text:p>43899</text:p>
              </table:table-cell>
              <table:table-cell office:value-type="float" office:value="17">
                <text:p>17</text:p>
              </table:table-cell>
              <table:table-cell office:value-type="float" office:value="30.978268447673">
                <text:p>30.9782684476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900">
                <text:p>43900</text:p>
              </table:table-cell>
              <table:table-cell office:value-type="float" office:value="22">
                <text:p>22</text:p>
              </table:table-cell>
              <table:table-cell office:value-type="float" office:value="39.4634540189843">
                <text:p>39.46345401898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901">
                <text:p>43901</text:p>
              </table:table-cell>
              <table:table-cell office:value-type="float" office:value="31">
                <text:p>31</text:p>
              </table:table-cell>
              <table:table-cell office:value-type="float" office:value="50.2344044865593">
                <text:p>50.23440448655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902">
                <text:p>43902</text:p>
              </table:table-cell>
              <table:table-cell office:value-type="float" office:value="50">
                <text:p>50</text:p>
              </table:table-cell>
              <table:table-cell office:value-type="float" office:value="63.8831933880816">
                <text:p>63.88319338808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903">
                <text:p>43903</text:p>
              </table:table-cell>
              <table:table-cell office:value-type="float" office:value="66">
                <text:p>66</text:p>
              </table:table-cell>
              <table:table-cell office:value-type="float" office:value="81.1408072431658">
                <text:p>81.14080724316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904">
                <text:p>43904</text:p>
              </table:table-cell>
              <table:table-cell office:value-type="float" office:value="88">
                <text:p>88</text:p>
              </table:table-cell>
              <table:table-cell office:value-type="float" office:value="102.900971505991">
                <text:p>102.9009715059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905">
                <text:p>43905</text:p>
              </table:table-cell>
              <table:table-cell office:value-type="float" office:value="109">
                <text:p>109</text:p>
              </table:table-cell>
              <table:table-cell office:value-type="float" office:value="130.24260711934">
                <text:p>130.242607119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906">
                <text:p>43906</text:p>
              </table:table-cell>
              <table:table-cell office:value-type="float" office:value="160">
                <text:p>160</text:p>
              </table:table-cell>
              <table:table-cell office:value-type="float" office:value="164.446766265495">
                <text:p>164.4467662654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907">
                <text:p>43907</text:p>
              </table:table-cell>
              <table:table-cell office:value-type="float" office:value="220">
                <text:p>220</text:p>
              </table:table-cell>
              <table:table-cell office:value-type="float" office:value="207.001502100597">
                <text:p>207.0015021005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908">
                <text:p>43908</text:p>
              </table:table-cell>
              <table:table-cell office:value-type="float" office:value="269">
                <text:p>269</text:p>
              </table:table-cell>
              <table:table-cell office:value-type="float" office:value="259.585189293431">
                <text:p>259.5851892934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909">
                <text:p>43909</text:p>
              </table:table-cell>
              <table:table-cell office:value-type="float" office:value="337">
                <text:p>337</text:p>
              </table:table-cell>
              <table:table-cell office:value-type="float" office:value="324.015808126864">
                <text:p>324.0158081268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910">
                <text:p>43910</text:p>
              </table:table-cell>
              <table:table-cell office:value-type="float" office:value="407">
                <text:p>407</text:p>
              </table:table-cell>
              <table:table-cell office:value-type="float" office:value="402.15176528937">
                <text:p>402.151765289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911">
                <text:p>43911</text:p>
              </table:table-cell>
              <table:table-cell office:value-type="float" office:value="518">
                <text:p>518</text:p>
              </table:table-cell>
              <table:table-cell office:value-type="float" office:value="495.730970983041">
                <text:p>495.7309709830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912">
                <text:p>43912</text:p>
              </table:table-cell>
              <table:table-cell office:value-type="float" office:value="614">
                <text:p>614</text:p>
              </table:table-cell>
              <table:table-cell office:value-type="float" office:value="606.14195644625">
                <text:p>606.141956446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913">
                <text:p>43913</text:p>
              </table:table-cell>
              <table:table-cell office:value-type="float" office:value="728">
                <text:p>728</text:p>
              </table:table-cell>
              <table:table-cell office:value-type="float" office:value="734.136556877888">
                <text:p>734.1365568778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914">
                <text:p>43914</text:p>
              </table:table-cell>
              <table:table-cell office:value-type="float" office:value="890">
                <text:p>890</text:p>
              </table:table-cell>
              <table:table-cell office:value-type="float" office:value="879.518651149969">
                <text:p>879.5186511499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915">
                <text:p>43915</text:p>
              </table:table-cell>
              <table:table-cell office:value-type="float" office:value="1030">
                <text:p>1030</text:p>
              </table:table-cell>
              <table:table-cell office:value-type="float" office:value="1040.87286932431">
                <text:p>1040.872869324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916">
                <text:p>43916</text:p>
              </table:table-cell>
              <table:table-cell office:value-type="float" office:value="1198">
                <text:p>1198</text:p>
              </table:table-cell>
              <table:table-cell office:value-type="float" office:value="1215.41882621612">
                <text:p>1215.418826216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917">
                <text:p>43917</text:p>
              </table:table-cell>
              <table:table-cell office:value-type="float" office:value="1366">
                <text:p>1366</text:p>
              </table:table-cell>
              <table:table-cell office:value-type="float" office:value="1399.07311786772">
                <text:p>1399.073117867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918">
                <text:p>43918</text:p>
              </table:table-cell>
              <table:table-cell office:value-type="float" office:value="1613">
                <text:p>1613</text:p>
              </table:table-cell>
              <table:table-cell office:value-type="float" office:value="1586.76049559579">
                <text:p>1586.760495595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919">
                <text:p>43919</text:p>
              </table:table-cell>
              <table:table-cell office:value-type="float" office:value="NaN">
                <text:p>NaN</text:p>
              </table:table-cell>
              <table:table-cell office:value-type="float" office:value="1772.94258069841">
                <text:p>1772.942580698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920">
                <text:p>43920</text:p>
              </table:table-cell>
              <table:table-cell office:value-type="float" office:value="NaN">
                <text:p>NaN</text:p>
              </table:table-cell>
              <table:table-cell office:value-type="float" office:value="1952.25556758012">
                <text:p>1952.255567580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921">
                <text:p>43921</text:p>
              </table:table-cell>
              <table:table-cell office:value-type="float" office:value="NaN">
                <text:p>NaN</text:p>
              </table:table-cell>
              <table:table-cell office:value-type="float" office:value="2120.10631459638">
                <text:p>2120.106314596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922">
                <text:p>43922</text:p>
              </table:table-cell>
              <table:table-cell office:value-type="float" office:value="NaN">
                <text:p>NaN</text:p>
              </table:table-cell>
              <table:table-cell office:value-type="float" office:value="2273.09252494245">
                <text:p>2273.092524942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923">
                <text:p>43923</text:p>
              </table:table-cell>
              <table:table-cell office:value-type="float" office:value="NaN">
                <text:p>NaN</text:p>
              </table:table-cell>
              <table:table-cell office:value-type="float" office:value="2409.17810852223">
                <text:p>2409.178108522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924">
                <text:p>43924</text:p>
              </table:table-cell>
              <table:table-cell office:value-type="float" office:value="NaN">
                <text:p>NaN</text:p>
              </table:table-cell>
              <table:table-cell office:value-type="float" office:value="2527.634313041">
                <text:p>2527.6343130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3925">
                <text:p>43925</text:p>
              </table:table-cell>
              <table:table-cell office:value-type="float" office:value="NaN">
                <text:p>NaN</text:p>
              </table:table-cell>
              <table:table-cell office:value-type="float" office:value="2628.81496852234">
                <text:p>2628.814968522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3926">
                <text:p>43926</text:p>
              </table:table-cell>
              <table:table-cell office:value-type="float" office:value="NaN">
                <text:p>NaN</text:p>
              </table:table-cell>
              <table:table-cell office:value-type="float" office:value="2713.85399703139">
                <text:p>2713.853997031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927">
                <text:p>43927</text:p>
              </table:table-cell>
              <table:table-cell office:value-type="float" office:value="NaN">
                <text:p>NaN</text:p>
              </table:table-cell>
              <table:table-cell office:value-type="float" office:value="2784.36102052958">
                <text:p>2784.361020529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3928">
                <text:p>43928</text:p>
              </table:table-cell>
              <table:table-cell office:value-type="float" office:value="NaN">
                <text:p>NaN</text:p>
              </table:table-cell>
              <table:table-cell office:value-type="float" office:value="2842.16310003734">
                <text:p>2842.163100037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3929">
                <text:p>43929</text:p>
              </table:table-cell>
              <table:table-cell office:value-type="float" office:value="NaN">
                <text:p>NaN</text:p>
              </table:table-cell>
              <table:table-cell office:value-type="float" office:value="2889.1125977536">
                <text:p>2889.11259775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3930">
                <text:p>43930</text:p>
              </table:table-cell>
              <table:table-cell office:value-type="float" office:value="NaN">
                <text:p>NaN</text:p>
              </table:table-cell>
              <table:table-cell office:value-type="float" office:value="2926.96099147101">
                <text:p>2926.960991471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931">
                <text:p>43931</text:p>
              </table:table-cell>
              <table:table-cell office:value-type="float" office:value="NaN">
                <text:p>NaN</text:p>
              </table:table-cell>
              <table:table-cell office:value-type="float" office:value="2957.28768935536">
                <text:p>2957.287689355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932">
                <text:p>43932</text:p>
              </table:table-cell>
              <table:table-cell office:value-type="float" office:value="NaN">
                <text:p>NaN</text:p>
              </table:table-cell>
              <table:table-cell office:value-type="float" office:value="2981.46940511779">
                <text:p>2981.469405117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933">
                <text:p>43933</text:p>
              </table:table-cell>
              <table:table-cell office:value-type="float" office:value="NaN">
                <text:p>NaN</text:p>
              </table:table-cell>
              <table:table-cell office:value-type="float" office:value="3000.67648204379">
                <text:p>3000.676482043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934">
                <text:p>43934</text:p>
              </table:table-cell>
              <table:table-cell office:value-type="float" office:value="NaN">
                <text:p>NaN</text:p>
              </table:table-cell>
              <table:table-cell office:value-type="float" office:value="3015.88525924633">
                <text:p>3015.885259246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935">
                <text:p>43935</text:p>
              </table:table-cell>
              <table:table-cell office:value-type="float" office:value="NaN">
                <text:p>NaN</text:p>
              </table:table-cell>
              <table:table-cell office:value-type="float" office:value="3027.89863386241">
                <text:p>3027.898633862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936">
                <text:p>43936</text:p>
              </table:table-cell>
              <table:table-cell office:value-type="float" office:value="NaN">
                <text:p>NaN</text:p>
              </table:table-cell>
              <table:table-cell office:value-type="float" office:value="3037.36964655469">
                <text:p>3037.369646554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937">
                <text:p>43937</text:p>
              </table:table-cell>
              <table:table-cell office:value-type="float" office:value="NaN">
                <text:p>NaN</text:p>
              </table:table-cell>
              <table:table-cell office:value-type="float" office:value="3044.82496129051">
                <text:p>3044.824961290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3938">
                <text:p>43938</text:p>
              </table:table-cell>
              <table:table-cell office:value-type="float" office:value="NaN">
                <text:p>NaN</text:p>
              </table:table-cell>
              <table:table-cell office:value-type="float" office:value="3050.68653842229">
                <text:p>3050.686538422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3939">
                <text:p>43939</text:p>
              </table:table-cell>
              <table:table-cell office:value-type="float" office:value="NaN">
                <text:p>NaN</text:p>
              </table:table-cell>
              <table:table-cell office:value-type="float" office:value="3055.29072866039">
                <text:p>3055.290728660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3940">
                <text:p>43940</text:p>
              </table:table-cell>
              <table:table-cell office:value-type="float" office:value="NaN">
                <text:p>NaN</text:p>
              </table:table-cell>
              <table:table-cell office:value-type="float" office:value="3058.90457904241">
                <text:p>3058.904579042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3941">
                <text:p>43941</text:p>
              </table:table-cell>
              <table:table-cell office:value-type="float" office:value="NaN">
                <text:p>NaN</text:p>
              </table:table-cell>
              <table:table-cell office:value-type="float" office:value="3061.73945735678">
                <text:p>3061.739457356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3942">
                <text:p>43942</text:p>
              </table:table-cell>
              <table:table-cell office:value-type="float" office:value="NaN">
                <text:p>NaN</text:p>
              </table:table-cell>
              <table:table-cell office:value-type="float" office:value="3063.9622577661">
                <text:p>3063.96225776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3943">
                <text:p>43943</text:p>
              </table:table-cell>
              <table:table-cell office:value-type="float" office:value="NaN">
                <text:p>NaN</text:p>
              </table:table-cell>
              <table:table-cell office:value-type="float" office:value="3065.70451025826">
                <text:p>3065.704510258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3944">
                <text:p>43944</text:p>
              </table:table-cell>
              <table:table-cell office:value-type="float" office:value="NaN">
                <text:p>NaN</text:p>
              </table:table-cell>
              <table:table-cell office:value-type="float" office:value="3067.06972162748">
                <text:p>3067.069721627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3945">
                <text:p>43945</text:p>
              </table:table-cell>
              <table:table-cell office:value-type="float" office:value="NaN">
                <text:p>NaN</text:p>
              </table:table-cell>
              <table:table-cell office:value-type="float" office:value="3068.13925227788">
                <text:p>3068.139252277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3946">
                <text:p>43946</text:p>
              </table:table-cell>
              <table:table-cell office:value-type="float" office:value="NaN">
                <text:p>NaN</text:p>
              </table:table-cell>
              <table:table-cell office:value-type="float" office:value="3068.97699716179">
                <text:p>3068.976997161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3947">
                <text:p>43947</text:p>
              </table:table-cell>
              <table:table-cell office:value-type="float" office:value="NaN">
                <text:p>NaN</text:p>
              </table:table-cell>
              <table:table-cell office:value-type="float" office:value="3069.63309975041">
                <text:p>3069.633099750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3948">
                <text:p>43948</text:p>
              </table:table-cell>
              <table:table-cell office:value-type="float" office:value="NaN">
                <text:p>NaN</text:p>
              </table:table-cell>
              <table:table-cell office:value-type="float" office:value="3070.14688997513">
                <text:p>3070.146889975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3949">
                <text:p>43949</text:p>
              </table:table-cell>
              <table:table-cell office:value-type="float" office:value="NaN">
                <text:p>NaN</text:p>
              </table:table-cell>
              <table:table-cell office:value-type="float" office:value="3070.54920290784">
                <text:p>3070.549202907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3950">
                <text:p>43950</text:p>
              </table:table-cell>
              <table:table-cell office:value-type="float" office:value="NaN">
                <text:p>NaN</text:p>
              </table:table-cell>
              <table:table-cell office:value-type="float" office:value="3070.8642054189">
                <text:p>3070.86420541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3951">
                <text:p>43951</text:p>
              </table:table-cell>
              <table:table-cell office:value-type="float" office:value="NaN">
                <text:p>NaN</text:p>
              </table:table-cell>
              <table:table-cell office:value-type="float" office:value="3071.11083320784">
                <text:p>3071.110833207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3952">
                <text:p>43952</text:p>
              </table:table-cell>
              <table:table-cell office:value-type="float" office:value="NaN">
                <text:p>NaN</text:p>
              </table:table-cell>
              <table:table-cell office:value-type="float" office:value="3071.30392008376">
                <text:p>3071.303920083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date-style style:name="N82"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82">
      <style:chart-properties chart:display-label="true" chart:logarithmic="false" chart:minimum="43893" chart:maximum="43941" chart:origin="0" chart:interval-major="1" chart:reverse-direction="false" text:line-break="false" loext:try-staggering-first="false" chart:link-data-style-to-source="false" chart:axis-position="0" style:rotation-angle="75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dddddd"/>
    </style:style>
    <style:style style:name="ch8" style:family="chart" style:data-style-name="N1">
      <style:chart-properties chart:display-label="true" chart:logarithmic="false" chart:minimum="0" chart:maximum="4000" chart:origin="0" chart:interval-major="500" chart:interval-minor-divisor="2" chart:reverse-direction="false" text:line-break="false" loext:try-staggering-first="false" chart:link-data-style-to-source="false" chart:axis-position="0" chart:axis-label-position="near-axis-other-side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circle" chart:symbol-width="0.15cm" chart:symbol-height="0.15cm" chart:link-data-style-to-source="true"/>
      <style:graphic-properties draw:stroke="none" draw:stroke-dash="Dot" svg:stroke-width="0.01cm" svg:stroke-color="#ff420e" draw:fill-color="#ff420e"/>
      <style:text-properties fo:font-size="10pt" style:font-size-asian="10pt" style:font-size-complex="10pt"/>
    </style:style>
    <style:style style:name="ch12" style:family="chart" style:data-style-name="N3">
      <style:chart-properties chart:symbol-type="none" chart:link-data-style-to-source="true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065cm" svg:height="12.807cm" xlink:href=".." xlink:type="simple" chart:class="chart:scatter" chart:style-name="ch1">
        <chart:title svg:x="7.23cm" svg:y="0.392cm" chart:style-name="ch2">
          <text:p>Prognoza w/g Maćka Kańskiego</text:p>
        </chart:title>
        <chart:legend chart:legend-position="end" svg:x="2.764cm" svg:y="6.771cm" style:legend-expansion="custom" chartooo:width="3.539cm" chartooo:height="1.945cm" style:legend-expansion-aspect-ratio="1.81953727506427" chart:style-name="ch3"/>
        <chart:plot-area chart:style-name="ch4" table:cell-range-address="Poland.A2:Poland.A60 Poland.C2:Poland.D60" chart:data-source-has-labels="row" svg:x="0.07cm" svg:y="0.271cm" svg:width="20.5cm" svg:height="12.173cm">
          <chartooo:coordinate-region svg:x="0.492cm" svg:y="0.467cm" svg:width="19.89cm" svg:height="10.757cm"/>
          <chart:axis chart:dimension="x" chart:name="primary-x" chart:style-name="ch5">
            <chart:title svg:x="1.598cm" svg:y="10.603cm" chart:style-name="ch6">
              <text:p>data</text:p>
            </chart:title>
            <chart:grid chart:style-name="ch7" chart:class="minor"/>
          </chart:axis>
          <chart:axis chart:dimension="y" chart:name="primary-y" chart:style-name="ch8">
            <chart:title svg:x="1.501cm" svg:y="4.856cm" chart:style-name="ch9">
              <text:p>liczba aktywnych przypadków</text:p>
            </chart:title>
            <chart:grid chart:style-name="ch10" chart:class="major"/>
          </chart:axis>
          <chart:series chart:style-name="ch11" chart:values-cell-range-address="Poland.C2:Poland.C60" loext:label-string="observed" chart:class="chart:scatter">
            <chart:domain table:cell-range-address="Poland.A2:Poland.A60"/>
            <chart:data-point chart:repeated="59"/>
          </chart:series>
          <chart:series chart:style-name="ch12" chart:values-cell-range-address="Poland.D2:Poland.D60" loext:label-string="predicted" chart:class="chart:scatter">
            <chart:data-point chart:repeated="5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bserved</text:p>
              </table:table-cell>
              <table:table-cell office:value-type="string">
                <text:p>predict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894">
                <text:p>43894</text:p>
                <draw:g>
                  <svg:desc>Poland.A2:Poland.A60</svg:desc>
                </draw:g>
              </table:table-cell>
              <table:table-cell office:value-type="float" office:value="1">
                <text:p>1</text:p>
                <draw:g>
                  <svg:desc>Poland.C2:Poland.C60</svg:desc>
                </draw:g>
              </table:table-cell>
              <table:table-cell office:value-type="float" office:value="11.833113417441">
                <text:p>11.833113417441</text:p>
                <draw:g>
                  <svg:desc>Poland.D2:Poland.D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895">
                <text:p>43895</text:p>
              </table:table-cell>
              <table:table-cell office:value-type="float" office:value="1">
                <text:p>1</text:p>
              </table:table-cell>
              <table:table-cell office:value-type="float" office:value="14.8385947512699">
                <text:p>14.83859475126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896">
                <text:p>43896</text:p>
              </table:table-cell>
              <table:table-cell office:value-type="float" office:value="5">
                <text:p>5</text:p>
              </table:table-cell>
              <table:table-cell office:value-type="float" office:value="18.6037257646729">
                <text:p>18.60372576467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897">
                <text:p>43897</text:p>
              </table:table-cell>
              <table:table-cell office:value-type="float" office:value="6">
                <text:p>6</text:p>
              </table:table-cell>
              <table:table-cell office:value-type="float" office:value="23.3183936325754">
                <text:p>23.31839363257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898">
                <text:p>43898</text:p>
              </table:table-cell>
              <table:table-cell office:value-type="float" office:value="11">
                <text:p>11</text:p>
              </table:table-cell>
              <table:table-cell office:value-type="float" office:value="29.2187452367277">
                <text:p>29.21874523672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899">
                <text:p>43899</text:p>
              </table:table-cell>
              <table:table-cell office:value-type="float" office:value="17">
                <text:p>17</text:p>
              </table:table-cell>
              <table:table-cell office:value-type="float" office:value="36.5977715842145">
                <text:p>36.59777158421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900">
                <text:p>43900</text:p>
              </table:table-cell>
              <table:table-cell office:value-type="float" office:value="22">
                <text:p>22</text:p>
              </table:table-cell>
              <table:table-cell office:value-type="float" office:value="45.8179229982692">
                <text:p>45.81792299826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901">
                <text:p>43901</text:p>
              </table:table-cell>
              <table:table-cell office:value-type="float" office:value="31">
                <text:p>31</text:p>
              </table:table-cell>
              <table:table-cell office:value-type="float" office:value="57.3259153547835">
                <text:p>57.32591535478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902">
                <text:p>43902</text:p>
              </table:table-cell>
              <table:table-cell office:value-type="float" office:value="50">
                <text:p>50</text:p>
              </table:table-cell>
              <table:table-cell office:value-type="float" office:value="71.6697476079678">
                <text:p>71.66974760796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903">
                <text:p>43903</text:p>
              </table:table-cell>
              <table:table-cell office:value-type="float" office:value="66">
                <text:p>66</text:p>
              </table:table-cell>
              <table:table-cell office:value-type="float" office:value="89.5176934189064">
                <text:p>89.51769341890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904">
                <text:p>43904</text:p>
              </table:table-cell>
              <table:table-cell office:value-type="float" office:value="88">
                <text:p>88</text:p>
              </table:table-cell>
              <table:table-cell office:value-type="float" office:value="111.67859729373">
                <text:p>111.678597293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905">
                <text:p>43905</text:p>
              </table:table-cell>
              <table:table-cell office:value-type="float" office:value="109">
                <text:p>109</text:p>
              </table:table-cell>
              <table:table-cell office:value-type="float" office:value="139.122125663547">
                <text:p>139.1221256635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906">
                <text:p>43906</text:p>
              </table:table-cell>
              <table:table-cell office:value-type="float" office:value="160">
                <text:p>160</text:p>
              </table:table-cell>
              <table:table-cell office:value-type="float" office:value="172.996615103721">
                <text:p>172.9966151037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907">
                <text:p>43907</text:p>
              </table:table-cell>
              <table:table-cell office:value-type="float" office:value="220">
                <text:p>220</text:p>
              </table:table-cell>
              <table:table-cell office:value-type="float" office:value="214.640754988528">
                <text:p>214.6407549885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908">
                <text:p>43908</text:p>
              </table:table-cell>
              <table:table-cell office:value-type="float" office:value="269">
                <text:p>269</text:p>
              </table:table-cell>
              <table:table-cell office:value-type="float" office:value="265.583528133886">
                <text:p>265.5835281338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909">
                <text:p>43909</text:p>
              </table:table-cell>
              <table:table-cell office:value-type="float" office:value="337">
                <text:p>337</text:p>
              </table:table-cell>
              <table:table-cell office:value-type="float" office:value="327.524733644388">
                <text:p>327.5247336443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910">
                <text:p>43910</text:p>
              </table:table-cell>
              <table:table-cell office:value-type="float" office:value="407">
                <text:p>407</text:p>
              </table:table-cell>
              <table:table-cell office:value-type="float" office:value="402.286410834721">
                <text:p>402.2864108347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911">
                <text:p>43911</text:p>
              </table:table-cell>
              <table:table-cell office:value-type="float" office:value="518">
                <text:p>518</text:p>
              </table:table-cell>
              <table:table-cell office:value-type="float" office:value="491.724355212241">
                <text:p>491.7243552122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912">
                <text:p>43912</text:p>
              </table:table-cell>
              <table:table-cell office:value-type="float" office:value="614">
                <text:p>614</text:p>
              </table:table-cell>
              <table:table-cell office:value-type="float" office:value="597.589963497286">
                <text:p>597.5899634972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913">
                <text:p>43913</text:p>
              </table:table-cell>
              <table:table-cell office:value-type="float" office:value="728">
                <text:p>728</text:p>
              </table:table-cell>
              <table:table-cell office:value-type="float" office:value="721.33759695438">
                <text:p>721.337596954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914">
                <text:p>43914</text:p>
              </table:table-cell>
              <table:table-cell office:value-type="float" office:value="890">
                <text:p>890</text:p>
              </table:table-cell>
              <table:table-cell office:value-type="float" office:value="863.883186591086">
                <text:p>863.8831865910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915">
                <text:p>43915</text:p>
              </table:table-cell>
              <table:table-cell office:value-type="float" office:value="1030">
                <text:p>1030</text:p>
              </table:table-cell>
              <table:table-cell office:value-type="float" office:value="1025.33642383213">
                <text:p>1025.336423832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916">
                <text:p>43916</text:p>
              </table:table-cell>
              <table:table-cell office:value-type="float" office:value="1198">
                <text:p>1198</text:p>
              </table:table-cell>
              <table:table-cell office:value-type="float" office:value="1204.7492833846">
                <text:p>1204.74928338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917">
                <text:p>43917</text:p>
              </table:table-cell>
              <table:table-cell office:value-type="float" office:value="1366">
                <text:p>1366</text:p>
              </table:table-cell>
              <table:table-cell office:value-type="float" office:value="1399.94135931721">
                <text:p>1399.941359317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918">
                <text:p>43918</text:p>
              </table:table-cell>
              <table:table-cell office:value-type="float" office:value="1613">
                <text:p>1613</text:p>
              </table:table-cell>
              <table:table-cell office:value-type="float" office:value="1607.46752937314">
                <text:p>1607.467529373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919">
                <text:p>43919</text:p>
              </table:table-cell>
              <table:table-cell office:value-type="float" office:value="1833">
                <text:p>1833</text:p>
              </table:table-cell>
              <table:table-cell office:value-type="float" office:value="1822.77620701156">
                <text:p>1822.776207011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920">
                <text:p>43920</text:p>
              </table:table-cell>
              <table:table-cell office:value-type="float" office:value="2017">
                <text:p>2017</text:p>
              </table:table-cell>
              <table:table-cell office:value-type="float" office:value="2040.56465519387">
                <text:p>2040.564655193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921">
                <text:p>43921</text:p>
              </table:table-cell>
              <table:table-cell office:value-type="float" office:value="2271">
                <text:p>2271</text:p>
              </table:table-cell>
              <table:table-cell office:value-type="float" office:value="2255.28220265917">
                <text:p>2255.282202659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922">
                <text:p>43922</text:p>
              </table:table-cell>
              <table:table-cell office:value-type="float" office:value="2455">
                <text:p>2455</text:p>
              </table:table-cell>
              <table:table-cell office:value-type="float" office:value="2461.68460277468">
                <text:p>2461.684602774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923">
                <text:p>43923</text:p>
              </table:table-cell>
              <table:table-cell office:value-type="float" office:value="NaN">
                <text:p>NaN</text:p>
              </table:table-cell>
              <table:table-cell office:value-type="float" office:value="2655.32534903968">
                <text:p>2655.325349039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924">
                <text:p>43924</text:p>
              </table:table-cell>
              <table:table-cell office:value-type="float" office:value="NaN">
                <text:p>NaN</text:p>
              </table:table-cell>
              <table:table-cell office:value-type="float" office:value="2832.89117495749">
                <text:p>2832.891174957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3925">
                <text:p>43925</text:p>
              </table:table-cell>
              <table:table-cell office:value-type="float" office:value="NaN">
                <text:p>NaN</text:p>
              </table:table-cell>
              <table:table-cell office:value-type="float" office:value="2992.33860963492">
                <text:p>2992.338609634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3926">
                <text:p>43926</text:p>
              </table:table-cell>
              <table:table-cell office:value-type="float" office:value="NaN">
                <text:p>NaN</text:p>
              </table:table-cell>
              <table:table-cell office:value-type="float" office:value="3132.84352055501">
                <text:p>3132.843520555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927">
                <text:p>43927</text:p>
              </table:table-cell>
              <table:table-cell office:value-type="float" office:value="NaN">
                <text:p>NaN</text:p>
              </table:table-cell>
              <table:table-cell office:value-type="float" office:value="3254.61498915426">
                <text:p>3254.614989154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3928">
                <text:p>43928</text:p>
              </table:table-cell>
              <table:table-cell office:value-type="float" office:value="NaN">
                <text:p>NaN</text:p>
              </table:table-cell>
              <table:table-cell office:value-type="float" office:value="3358.63942717077">
                <text:p>3358.639427170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3929">
                <text:p>43929</text:p>
              </table:table-cell>
              <table:table-cell office:value-type="float" office:value="NaN">
                <text:p>NaN</text:p>
              </table:table-cell>
              <table:table-cell office:value-type="float" office:value="3446.41392431234">
                <text:p>3446.413924312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3930">
                <text:p>43930</text:p>
              </table:table-cell>
              <table:table-cell office:value-type="float" office:value="NaN">
                <text:p>NaN</text:p>
              </table:table-cell>
              <table:table-cell office:value-type="float" office:value="3519.7093593765">
                <text:p>3519.70935937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931">
                <text:p>43931</text:p>
              </table:table-cell>
              <table:table-cell office:value-type="float" office:value="NaN">
                <text:p>NaN</text:p>
              </table:table-cell>
              <table:table-cell office:value-type="float" office:value="3580.38357956561">
                <text:p>3580.383579565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932">
                <text:p>43932</text:p>
              </table:table-cell>
              <table:table-cell office:value-type="float" office:value="NaN">
                <text:p>NaN</text:p>
              </table:table-cell>
              <table:table-cell office:value-type="float" office:value="3630.24894010113">
                <text:p>3630.248940101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933">
                <text:p>43933</text:p>
              </table:table-cell>
              <table:table-cell office:value-type="float" office:value="NaN">
                <text:p>NaN</text:p>
              </table:table-cell>
              <table:table-cell office:value-type="float" office:value="3670.98861890266">
                <text:p>3670.988618902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934">
                <text:p>43934</text:p>
              </table:table-cell>
              <table:table-cell office:value-type="float" office:value="NaN">
                <text:p>NaN</text:p>
              </table:table-cell>
              <table:table-cell office:value-type="float" office:value="3704.11167659755">
                <text:p>3704.111676597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935">
                <text:p>43935</text:p>
              </table:table-cell>
              <table:table-cell office:value-type="float" office:value="NaN">
                <text:p>NaN</text:p>
              </table:table-cell>
              <table:table-cell office:value-type="float" office:value="3730.93609715503">
                <text:p>3730.936097155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936">
                <text:p>43936</text:p>
              </table:table-cell>
              <table:table-cell office:value-type="float" office:value="NaN">
                <text:p>NaN</text:p>
              </table:table-cell>
              <table:table-cell office:value-type="float" office:value="3752.59031927102">
                <text:p>3752.590319271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937">
                <text:p>43937</text:p>
              </table:table-cell>
              <table:table-cell office:value-type="float" office:value="NaN">
                <text:p>NaN</text:p>
              </table:table-cell>
              <table:table-cell office:value-type="float" office:value="3770.02581325129">
                <text:p>3770.025813251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3938">
                <text:p>43938</text:p>
              </table:table-cell>
              <table:table-cell office:value-type="float" office:value="NaN">
                <text:p>NaN</text:p>
              </table:table-cell>
              <table:table-cell office:value-type="float" office:value="3784.03533926134">
                <text:p>3784.035339261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3939">
                <text:p>43939</text:p>
              </table:table-cell>
              <table:table-cell office:value-type="float" office:value="NaN">
                <text:p>NaN</text:p>
              </table:table-cell>
              <table:table-cell office:value-type="float" office:value="3795.27329529124">
                <text:p>3795.273295291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3940">
                <text:p>43940</text:p>
              </table:table-cell>
              <table:table-cell office:value-type="float" office:value="NaN">
                <text:p>NaN</text:p>
              </table:table-cell>
              <table:table-cell office:value-type="float" office:value="3804.27592338444">
                <text:p>3804.275923384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3941">
                <text:p>43941</text:p>
              </table:table-cell>
              <table:table-cell office:value-type="float" office:value="NaN">
                <text:p>NaN</text:p>
              </table:table-cell>
              <table:table-cell office:value-type="float" office:value="3811.48011189834">
                <text:p>3811.480111898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3942">
                <text:p>43942</text:p>
              </table:table-cell>
              <table:table-cell office:value-type="float" office:value="NaN">
                <text:p>NaN</text:p>
              </table:table-cell>
              <table:table-cell office:value-type="float" office:value="3817.24018111726">
                <text:p>3817.240181117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3943">
                <text:p>43943</text:p>
              </table:table-cell>
              <table:table-cell office:value-type="float" office:value="NaN">
                <text:p>NaN</text:p>
              </table:table-cell>
              <table:table-cell office:value-type="float" office:value="3821.84244991376">
                <text:p>3821.842449913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3944">
                <text:p>43944</text:p>
              </table:table-cell>
              <table:table-cell office:value-type="float" office:value="NaN">
                <text:p>NaN</text:p>
              </table:table-cell>
              <table:table-cell office:value-type="float" office:value="3825.51762349812">
                <text:p>3825.517623498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3945">
                <text:p>43945</text:p>
              </table:table-cell>
              <table:table-cell office:value-type="float" office:value="NaN">
                <text:p>NaN</text:p>
              </table:table-cell>
              <table:table-cell office:value-type="float" office:value="3828.45117248475">
                <text:p>3828.451172484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3946">
                <text:p>43946</text:p>
              </table:table-cell>
              <table:table-cell office:value-type="float" office:value="NaN">
                <text:p>NaN</text:p>
              </table:table-cell>
              <table:table-cell office:value-type="float" office:value="3830.79193232468">
                <text:p>3830.791932324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3947">
                <text:p>43947</text:p>
              </table:table-cell>
              <table:table-cell office:value-type="float" office:value="NaN">
                <text:p>NaN</text:p>
              </table:table-cell>
              <table:table-cell office:value-type="float" office:value="3832.65916784734">
                <text:p>3832.659167847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3948">
                <text:p>43948</text:p>
              </table:table-cell>
              <table:table-cell office:value-type="float" office:value="NaN">
                <text:p>NaN</text:p>
              </table:table-cell>
              <table:table-cell office:value-type="float" office:value="3834.14833896262">
                <text:p>3834.148338962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3949">
                <text:p>43949</text:p>
              </table:table-cell>
              <table:table-cell office:value-type="float" office:value="NaN">
                <text:p>NaN</text:p>
              </table:table-cell>
              <table:table-cell office:value-type="float" office:value="3835.33578245595">
                <text:p>3835.335782455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3950">
                <text:p>43950</text:p>
              </table:table-cell>
              <table:table-cell office:value-type="float" office:value="NaN">
                <text:p>NaN</text:p>
              </table:table-cell>
              <table:table-cell office:value-type="float" office:value="3836.28249858723">
                <text:p>3836.282498587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3951">
                <text:p>43951</text:p>
              </table:table-cell>
              <table:table-cell office:value-type="float" office:value="NaN">
                <text:p>NaN</text:p>
              </table:table-cell>
              <table:table-cell office:value-type="float" office:value="3837.03720414968">
                <text:p>3837.037204149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3952">
                <text:p>43952</text:p>
              </table:table-cell>
              <table:table-cell office:value-type="float" office:value="NaN">
                <text:p>NaN</text:p>
              </table:table-cell>
              <table:table-cell office:value-type="float" office:value="3837.63878807236">
                <text:p>3837.638788072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